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Footnote">
      <style:paragraph-properties style:text-autospace="none"/>
      <style:text-properties fo:font-size="8pt" style:font-size-asian="8pt" style:font-size-complex="8pt"/>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6" style:family="paragraph" style:parent-style-name="Table_20_Contents">
      <style:paragraph-properties fo:text-align="center" style:justify-single-word="false"/>
      <style:text-properties style:font-name="Courier" fo:font-style="italic" style:font-style-asian="italic" style:font-style-complex="italic"/>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Heading_20_1" style:master-page-name="First_20_Page">
      <style:paragraph-properties style:page-number="auto"/>
    </style:style>
    <style:style style:name="P23" style:family="paragraph" style:parent-style-name="Footnote" style:list-style-name="L1"/>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color="#262626" style:font-name="Verdana" style:font-name-asian="Verdana" style:font-name-complex="Verdana"/>
    </style:style>
    <style:style style:name="T6" style:family="text">
      <style:text-properties fo:color="#262626" style:font-name="Verdana" fo:font-style="normal" style:font-name-asian="Verdana" style:font-style-asian="normal" style:font-name-complex="Verdana" style:font-style-complex="normal"/>
    </style:style>
    <style:style style:name="T7" style:family="text">
      <style:text-properties fo:color="#262626" style:font-name="Verdana" fo:font-style="italic" style:font-name-asian="Verdana" style:font-style-asian="italic" style:font-name-complex="Verdana" style:font-style-complex="italic"/>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1" style:family="text">
      <style:text-properties style:use-window-font-color="true" style:font-name="Times New Roman" fo:font-size="12pt" style:text-underline-style="none" style:font-name-asian="ArialMT" style:font-size-asian="12pt" style:font-name-complex="ArialMT" style:font-size-complex="12pt"/>
    </style:style>
    <style:style style:name="T12" style:family="text">
      <style:text-properties style:use-window-font-color="true" style:font-name="Times New Roman" fo:font-size="12pt" style:text-underline-style="none" style:font-size-asian="12pt" style:font-size-complex="12pt"/>
    </style:style>
    <style:style style:name="T13" style:family="text">
      <style:text-properties style:use-window-font-color="true" style:text-underline-style="none"/>
    </style:style>
    <style:style style:name="T14" style:family="text">
      <style:text-properties fo:color="#000047" fo:font-weight="normal" style:font-name-asian="Verdana" style:font-weight-asian="normal" style:font-name-complex="Verdana" style:font-weight-complex="normal"/>
    </style:style>
    <style:style style:name="T15" style:family="text">
      <style:text-properties fo:font-style="normal" style:font-style-asian="normal" style:font-style-complex="normal"/>
    </style:style>
    <style:style style:name="T1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Times New Roman1" fo:font-size="1pt" style:font-name-asian="Times New Roman1" style:font-name-complex="Times New Roman1"/>
    </style:style>
    <style:style style:name="T18"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45768448" text:id="ct245768448">
          <text:insertion>
            <office:change-info>
              <dc:creator>Bob Jacobsen</dc:creator>
              <dc:date>2013-01-26T11:02:00</dc:date>
            </office:change-info>
          </text:insertion>
        </text:changed-region>
        <text:changed-region xml:id="ct385154592" text:id="ct385154592">
          <text:insertion>
            <office:change-info>
              <dc:creator>Bob Jacobsen</dc:creator>
              <dc:date>2013-01-26T11:02:00</dc:date>
            </office:change-info>
          </text:insertion>
        </text:changed-region>
        <text:changed-region xml:id="ct505374528" text:id="ct505374528">
          <text:insertion>
            <office:change-info>
              <dc:creator>Bob Jacobsen</dc:creator>
              <dc:date>2013-01-26T11:03:00</dc:date>
            </office:change-info>
          </text:insertion>
        </text:changed-region>
        <text:changed-region xml:id="ct505378032" text:id="ct505378032">
          <text:insertion>
            <office:change-info>
              <dc:creator>David Harris</dc:creator>
              <dc:date>2013-01-26T00:27:00</dc:date>
            </office:change-info>
          </text:insertion>
        </text:changed-region>
        <text:changed-region xml:id="ct263566272" text:id="ct263566272">
          <text:insertion>
            <office:change-info>
              <dc:creator>Bob Jacobsen</dc:creator>
              <dc:date>2013-01-26T11:01:00</dc:date>
            </office:change-info>
          </text:insertion>
        </text:changed-region>
        <text:changed-region xml:id="ct385178064" text:id="ct385178064">
          <text:deletion>
            <office:change-info>
              <dc:creator>Bob Jacobsen</dc:creator>
              <dc:date>2013-01-26T11:01:00</dc:date>
            </office:change-info>
            <text:p text:style-name="Standard">http://openlcb.org/trunk/specs/MtiAllocations.pdf</text:p>
          </text:deletion>
          <text:insertion>
            <office:change-info office:chg-author="David Harris" office:chg-date-time="2013-01-26T00:27:00"/>
          </text:insertion>
        </text:changed-region>
        <text:changed-region xml:id="ct384940912" text:id="ct384940912">
          <text:insertion>
            <office:change-info>
              <dc:creator>David Harris</dc:creator>
              <dc:date>2013-01-26T00:07:00</dc:date>
            </office:change-info>
          </text:insertion>
        </text:changed-region>
        <text:changed-region xml:id="ct385514832" text:id="ct385514832">
          <text:insertion>
            <office:change-info>
              <dc:creator>David Harris</dc:creator>
              <dc:date>2013-01-26T00:08:00</dc:date>
            </office:change-info>
          </text:insertion>
        </text:changed-region>
        <text:changed-region xml:id="ct384941088" text:id="ct384941088">
          <text:insertion>
            <office:change-info>
              <dc:creator>David Harris</dc:creator>
              <dc:date>2013-01-26T00:09:00</dc:date>
            </office:change-info>
          </text:insertion>
        </text:changed-region>
        <text:changed-region xml:id="ct385515184" text:id="ct385515184">
          <text:insertion>
            <office:change-info>
              <dc:creator>David Harris</dc:creator>
              <dc:date>2013-01-26T00:10:00</dc:date>
            </office:change-info>
          </text:insertion>
        </text:changed-region>
        <text:changed-region xml:id="ct385515280" text:id="ct385515280">
          <text:insertion>
            <office:change-info>
              <dc:creator>David Harris</dc:creator>
              <dc:date>2013-01-26T00:11:00</dc:date>
            </office:change-info>
          </text:insertion>
        </text:changed-region>
        <text:changed-region xml:id="ct523324512" text:id="ct523324512">
          <text:insertion>
            <office:change-info>
              <dc:creator>David Harris</dc:creator>
              <dc:date>2013-01-26T09:11:00</dc:date>
            </office:change-info>
          </text:insertion>
        </text:changed-region>
        <text:changed-region xml:id="ct384834320" text:id="ct384834320">
          <text:insertion>
            <office:change-info>
              <dc:creator>David Harris</dc:creator>
              <dc:date>2013-01-26T00:12:00</dc:date>
            </office:change-info>
          </text:insertion>
        </text:changed-region>
        <text:changed-region xml:id="ct384834496" text:id="ct384834496">
          <text:insertion>
            <office:change-info>
              <dc:creator>David Harris</dc:creator>
              <dc:date>2013-01-26T00:13:00</dc:date>
            </office:change-info>
          </text:insertion>
        </text:changed-region>
        <text:changed-region xml:id="ct385484864" text:id="ct385484864">
          <text:insertion>
            <office:change-info>
              <dc:creator>David Harris</dc:creator>
              <dc:date>2013-01-26T00:14:00</dc:date>
            </office:change-info>
          </text:insertion>
        </text:changed-region>
        <text:changed-region xml:id="ct385485200" text:id="ct385485200">
          <text:insertion>
            <office:change-info>
              <dc:creator>David Harris</dc:creator>
              <dc:date>2013-01-26T00:15:00</dc:date>
            </office:change-info>
          </text:insertion>
        </text:changed-region>
        <text:changed-region xml:id="ct523487536" text:id="ct523487536">
          <text:insertion>
            <office:change-info>
              <dc:creator>David Harris</dc:creator>
              <dc:date>2013-01-26T00:16:00</dc:date>
            </office:change-info>
          </text:insertion>
        </text:changed-region>
        <text:changed-region xml:id="ct508054464" text:id="ct508054464">
          <text:insertion>
            <office:change-info>
              <dc:creator>Bob Jacobsen</dc:creator>
              <dc:date>2013-01-26T11:05:00</dc:date>
            </office:change-info>
          </text:insertion>
        </text:changed-region>
        <text:changed-region xml:id="ct127347040" text:id="ct127347040">
          <text:deletion>
            <office:change-info>
              <dc:creator>Bob Jacobsen</dc:creator>
              <dc:date>2013-01-26T11:05:00</dc:date>
            </office:change-info>
            <text:p text:style-name="Standard"><text:span text:style-name="T1">and this specified in the standard.</text:span></text:p>
          </text:deletion>
          <text:insertion>
            <office:change-info office:chg-author="David Harris" office:chg-date-time="2013-01-26T00:16:00"/>
          </text:insertion>
        </text:changed-region>
        <text:changed-region xml:id="ct385103216" text:id="ct385103216">
          <text:insertion>
            <office:change-info>
              <dc:creator>David Harris</dc:creator>
              <dc:date>2013-01-26T00:16:00</dc:date>
            </office:change-info>
          </text:insertion>
        </text:changed-region>
        <text:changed-region xml:id="ct385159136" text:id="ct385159136">
          <text:deletion>
            <office:change-info>
              <dc:creator>Bob Jacobsen</dc:creator>
              <dc:date>2013-01-26T11:06:00</dc:date>
            </office:change-info>
            <text:p text:style-name="P1">,</text:p>
          </text:deletion>
          <text:insertion>
            <office:change-info office:chg-author="David Harris" office:chg-date-time="2013-01-26T00:16:00"/>
          </text:insertion>
        </text:changed-region>
        <text:changed-region xml:id="ct385309296" text:id="ct385309296">
          <text:insertion>
            <office:change-info>
              <dc:creator>David Harris</dc:creator>
              <dc:date>2013-01-26T00:16:00</dc:date>
            </office:change-info>
          </text:insertion>
        </text:changed-region>
        <text:changed-region xml:id="ct195108032" text:id="ct195108032">
          <text:insertion>
            <office:change-info>
              <dc:creator>Bob Jacobsen</dc:creator>
              <dc:date>2013-01-26T11:06:00</dc:date>
            </office:change-info>
          </text:insertion>
        </text:changed-region>
        <text:changed-region xml:id="ct484953840" text:id="ct484953840">
          <text:insertion>
            <office:change-info>
              <dc:creator>David Harris</dc:creator>
              <dc:date>2013-01-26T00:16:00</dc:date>
            </office:change-info>
          </text:insertion>
        </text:changed-region>
        <text:changed-region xml:id="ct504486912" text:id="ct504486912">
          <text:deletion>
            <office:change-info>
              <dc:creator>Bob Jacobsen</dc:creator>
              <dc:date>2013-01-26T11:06:00</dc:date>
            </office:change-info>
            <text:p text:style-name="Standard"><text:span text:style-name="T1">n</text:span></text:p>
          </text:deletion>
          <text:insertion>
            <office:change-info office:chg-author="David Harris" office:chg-date-time="2013-01-26T00:16:00"/>
          </text:insertion>
        </text:changed-region>
        <text:changed-region xml:id="ct127005440" text:id="ct127005440">
          <text:insertion>
            <office:change-info>
              <dc:creator>David Harris</dc:creator>
              <dc:date>2013-01-26T00:16:00</dc:date>
            </office:change-info>
          </text:insertion>
        </text:changed-region>
        <text:changed-region xml:id="ct523488128" text:id="ct523488128">
          <text:insertion>
            <office:change-info>
              <dc:creator>David Harris</dc:creator>
              <dc:date>2013-01-26T00:17:00</dc:date>
            </office:change-info>
          </text:insertion>
        </text:changed-region>
        <text:changed-region xml:id="ct523304000" text:id="ct523304000">
          <text:insertion>
            <office:change-info>
              <dc:creator>David Harris</dc:creator>
              <dc:date>2013-01-26T00:23:00</dc:date>
            </office:change-info>
          </text:insertion>
        </text:changed-region>
        <text:changed-region xml:id="ct523304448" text:id="ct523304448">
          <text:insertion>
            <office:change-info>
              <dc:creator>David Harris</dc:creator>
              <dc:date>2013-01-26T00:24:00</dc:date>
            </office:change-info>
          </text:insertion>
        </text:changed-region>
        <text:changed-region xml:id="ct523304928" text:id="ct523304928">
          <text:insertion>
            <office:change-info>
              <dc:creator>David Harris</dc:creator>
              <dc:date>2013-01-26T00:25:00</dc:date>
            </office:change-info>
          </text:insertion>
        </text:changed-region>
        <text:changed-region xml:id="ct523281568" text:id="ct523281568">
          <text:insertion>
            <office:change-info>
              <dc:creator>David Harris</dc:creator>
              <dc:date>2013-01-26T00:26:00</dc:date>
            </office:change-info>
          </text:insertion>
        </text:changed-region>
        <text:changed-region xml:id="ct523282096" text:id="ct523282096">
          <text:insertion>
            <office:change-info>
              <dc:creator>David Harris</dc:creator>
              <dc:date>2013-01-26T08:56:00</dc:date>
            </office:change-info>
          </text:insertion>
        </text:changed-region>
        <text:changed-region xml:id="ct259108368" text:id="ct259108368">
          <text:insertion>
            <office:change-info>
              <dc:creator>Bob Jacobsen</dc:creator>
              <dc:date>2013-01-25T13:31:00</dc:date>
            </office:change-info>
          </text:insertion>
        </text:changed-region>
        <text:changed-region xml:id="ct403871440" text:id="ct403871440">
          <text:insertion>
            <office:change-info>
              <dc:creator>Bob Jacobsen</dc:creator>
              <dc:date>2013-01-25T13:32:00</dc:date>
            </office:change-info>
          </text:insertion>
        </text:changed-region>
        <text:changed-region xml:id="ct259114272" text:id="ct259114272">
          <text:insertion>
            <office:change-info>
              <dc:creator>Bob Jacobsen</dc:creator>
              <dc:date>2013-01-25T13: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1">the</text:span> sum of the inputs that trigger the production of the PCER by the producer(s<text:span text:style-name="T13">) and the action(s) taken by the consumer(s). <text:s/>Its main advantage is the knowledge independence it imparts between all of </text:span><text:span text:style-name="T9">the</text:span><text:span text:style-name="T13"> nodes involved in an event. <text:s/>Ex</text:span><text:span text:style-name="T12">pressed in more anthropomorphic terms, </text:span><text:span text:style-name="T11">neither the producers nor consumers or a PCER are aware of each other. <text:s/>This adds flexibility to the system, since more producers or consumers of the PCER can be added to implement the associated event, without concern of side effects to </text:span><text:span text:style-name="T10">the</text:span><text:span text:style-name="T11"> the other nodes involved in </text:span><text:span text:style-name="T10">the</text:span><text:span text:style-name="T11"> event.</text:span><text:note text:id="ftn1" text:note-class="endnote"><text:note-citation>i</text:note-citation><text:note-body><text:p text:style-name="P12"/></text:note-body></text:note><text:note text:id="ftn2" text:note-class="footnote"><text:note-citation>1</text:note-citation><text:note-body><text:p text:style-name="P9"><text:span text:style-name="T5">D. Miorandi and S. Vitturi, “Performance analysis of producer/consumer protocols over IEEE 802.11 wireless links”, </text:span><text:span text:style-name="T7">Proc. IEEE Workshop Factory Communication Systems (WFCS)</text:span><text:span text:style-name="T6">, 2004 </text:span></text:p></text:note-body></text:note><text:note text:id="ftn3" text:note-class="footnote"><text:note-citation>2</text:note-citation><text:note-body><text:p text:style-name="P12"><text:span text:style-name="T14">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7"><text:span text:style-name="T16">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1">the</text:span> time. <text:s/></text:p>
      <text:h text:style-name="Heading_20_2" text:outline-level="2">References and Context</text:h>
      <text:p text:style-name="Standard"> For more information on format and presentation, see: </text:p>
      <text:list xml:id="list8694174810455762416" text:style-name="L1">
        <text:list-item>
          <text:p text:style-name="P18">OpenLCB Common Information Technical Note<text:change-start text:change-id="ct505378032"/></text:p>
        </text:list-item>
      </text:list>
      <text:p text:style-name="Standard"><text:change-end text:change-id="ct505378032"/><text:change-start text:change-id="ct263566272"/>For more information on MTI values and how they are laid out, see:</text:p>
      <text:list xml:id="list4472928410887658665" text:style-name="L4">
        <text:list-item>
          <text:p text:style-name="P21">OpenLCB Message Network Standard<text:note text:id="ftn4" text:note-class="footnote"><text:note-citation>3</text:note-citation><text:note-body><text:p text:style-name="Footnote"><text:change-start text:change-id="ct385154592"/>As of the time of this writing, the OpenLCB Message<text:change-end text:change-id="ct385154592"/><text:change-start text:change-id="ct505374528"/> Network Standard was still in preparation. See the OpenLCB web site documents page for current status: http://openlcb.org/trunk/specs/index.html<text:change-end text:change-id="ct505374528"/></text:p></text:note-body></text:note></text:p>
        </text:list-item>
        <text:list-item>
          <text:p text:style-name="P21">MTI allocation table<text:note text:id="ftn0" text:note-class="footnote"><text:note-citation>4</text:note-citation><text:note-body><text:list xml:id="list1227933891" text:continue-list="list8694174810455762416" text:style-name="L1"><text:list-item><text:p text:style-name="P23"><text:change-start text:change-id="ct245768448"/>http://openlcb.org/trunk/specs/MtiAllocations.pdf<text:change-end text:change-id="ct245768448"/></text:p></text:list-item></text:list></text:note-body></text:note>. <text:change-end text:change-id="ct263566272"/><text:change text:change-id="ct385178064"/></text:p>
        </text:list-item>
      </text:list>
      <text:h text:style-name="Heading_20_2" text:outline-level="2">Message Formats<text:change-start text:change-id="ct384940912"/></text:h>
      <text:p text:style-name="Standard">The range mask is implemented<text:change-end text:change-id="ct384940912"/><text:change-start text:change-id="ct385514832"/> as a combined base value and mask in order to save space. <text:s/>The base value takes <text:span text:style-name="T1">the</text:span> form 0bv...0 and<text:change-end text:change-id="ct385514832"/><text:change-start text:change-id="ct384941088"/> the mask 0b0...m. <text:s/>If the l<text:change-end text:change-id="ct384941088"/><text:change-start text:change-id="ct385515184"/>owest bit of the base value is a one, then the combined form is 0bv...0. <text:s/>However, if the lowest bit of <text:span text:style-name="T1">the</text:span> <text:change-end text:change-id="ct385515184"/><text:change-start text:change-id="ct385515280"/>base value is a zero, then the mask is inverted and the combined form becomes 0bv...1. <text:s/><text:change-end text:change-id="ct385515280"/><text:change-start text:change-id="ct523324512"/></text:p>
      <text:p text:style-name="Standard"><draw:g text:anchor-type="paragraph" draw:z-index="12" draw:style-name="gr3"><draw:rect draw:style-name="gr5" draw:text-style-name="P31" svg:width="0.1579in" svg:height="0.3157in" svg:x="2.6157in" svg:y="0.263in"><text:p text:style-name="P30"><text:span text:style-name="T18">0</text:span></text:p></draw:rect><draw:rect draw:style-name="gr5" draw:text-style-name="P31" svg:width="0.1579in" svg:height="0.3157in" svg:x="1.7102in" svg:y="0.263in"><text:p text:style-name="P30"><text:span text:style-name="T18">x</text:span></text:p></draw:rect><draw:rect draw:style-name="gr5" draw:text-style-name="P31" svg:width="0.1571in" svg:height="0.3157in" svg:x="2.4591in" svg:y="0.263in"><text:p text:style-name="P30"><text:span text:style-name="T18">x</text:span></text:p></draw:rect><draw:rect draw:style-name="gr5" draw:text-style-name="P31" xml:id="id7" draw:id="id7" svg:width="0.1579in" svg:height="0.3157in" svg:x="2.3012in" svg:y="0.263in"><text:p text:style-name="P30"><text:span text:style-name="T18">x</text:span></text:p></draw:rect><draw:rect draw:style-name="gr5" draw:text-style-name="P31" svg:width="0.1579in" svg:height="0.3157in" svg:x="2.1437in" svg:y="0.263in"><text:p text:style-name="P30"><text:span text:style-name="T18">x</text:span></text:p></draw:rect><draw:rect draw:style-name="gr5" draw:text-style-name="P31" svg:width="0.1579in" svg:height="0.3157in" svg:x="3.2457in" svg:y="0.263in"><text:p text:style-name="P30"><text:span text:style-name="T18">0</text:span></text:p></draw:rect><draw:rect draw:style-name="gr5" draw:text-style-name="P31" svg:width="0.1571in" svg:height="0.3157in" svg:x="3.089in" svg:y="0.263in"><text:p text:style-name="P30"><text:span text:style-name="T18">0</text:span></text:p></draw:rect><draw:rect draw:style-name="gr5" draw:text-style-name="P31" svg:width="0.1579in" svg:height="0.3157in" svg:x="2.9311in" svg:y="0.263in"><text:p text:style-name="P30"><text:span text:style-name="T18">...</text:span></text:p></draw:rect><draw:rect draw:style-name="gr5" draw:text-style-name="P31" svg:width="0.1579in" svg:height="0.3157in" svg:x="2.7736in" svg:y="0.263in"><text:p text:style-name="P30"><text:span text:style-name="T18">0</text:span></text:p></draw:rect><draw:rect draw:style-name="gr5" draw:text-style-name="P31" svg:width="0.276in" svg:height="0.3157in" svg:x="1.8681in" svg:y="0.263in"><text:p text:style-name="P30"><text:span text:style-name="T18">...</text:span></text:p></draw:rect><draw:custom-shape draw:style-name="gr6" draw:text-style-name="P32"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4" svg:width="0.5512in" svg:height="0.2594in" svg:x="2.813in" svg:y="1.2476in"><draw:text-box><text:p text:style-name="P33"><text:span text:style-name="T19">Base</text:span></text:p></draw:text-box></draw:frame><draw:frame draw:style-name="gr11" draw:text-style-name="P34" svg:width="0.5516in" svg:height="0.2594in" svg:x="3.6791in" svg:y="1.2476in"><draw:text-box><text:p text:style-name="P33"><text:span text:style-name="T19">Mask</text:span></text:p></draw:text-box></draw:frame><draw:rect draw:style-name="gr5" draw:text-style-name="P31" svg:width="0.1579in" svg:height="0.3157in" svg:x="3.561in" svg:y="0.8146in"><text:p text:style-name="P30"><text:span text:style-name="T18">x</text:span></text:p></draw:rect><draw:rect draw:style-name="gr5" draw:text-style-name="P31" svg:width="0.1579in" svg:height="0.3157in" svg:x="2.6555in" svg:y="0.8146in"><text:p text:style-name="P30"><text:span text:style-name="T18">x</text:span></text:p></draw:rect><draw:rect draw:style-name="gr5" draw:text-style-name="P31" svg:width="0.1579in" svg:height="0.3157in" svg:x="3.4035in" svg:y="0.8146in"><text:p text:style-name="P30"><text:span text:style-name="T18">x</text:span></text:p></draw:rect><draw:rect draw:style-name="gr5" draw:text-style-name="P31" svg:width="0.1579in" svg:height="0.3157in" svg:x="3.2457in" svg:y="0.8146in"><text:p text:style-name="P30"><text:span text:style-name="T18">x</text:span></text:p></draw:rect><draw:rect draw:style-name="gr5" draw:text-style-name="P31" svg:width="0.1571in" svg:height="0.3157in" svg:x="3.089in" svg:y="0.8146in"><text:p text:style-name="P30"><text:span text:style-name="T18">x</text:span></text:p></draw:rect><draw:rect draw:style-name="gr5" draw:text-style-name="P31" svg:width="0.1579in" svg:height="0.3157in" svg:x="4.1909in" svg:y="0.8146in"><text:p text:style-name="P30"><text:span text:style-name="T18">x</text:span></text:p></draw:rect><draw:rect draw:style-name="gr5" draw:text-style-name="P31" svg:width="0.1579in" svg:height="0.3157in" svg:x="4.0335in" svg:y="0.8146in"><text:p text:style-name="P30"><text:span text:style-name="T18">x</text:span></text:p></draw:rect><draw:rect draw:style-name="gr5" draw:text-style-name="P31" svg:width="0.1579in" svg:height="0.3157in" svg:x="3.8756in" svg:y="0.8146in"><text:p text:style-name="P30"><text:span text:style-name="T18">...</text:span></text:p></draw:rect><draw:rect draw:style-name="gr5" draw:text-style-name="P31" svg:width="0.1571in" svg:height="0.3157in" svg:x="3.7185in" svg:y="0.8146in"><text:p text:style-name="P30"><text:span text:style-name="T18">x</text:span></text:p></draw:rect><draw:rect draw:style-name="gr5" draw:text-style-name="P31" svg:width="0.276in" svg:height="0.3157in" svg:x="2.813in" svg:y="0.8146in"><text:p text:style-name="P30"><text:span text:style-name="T18">...</text:span></text:p></draw:rect><draw:rect draw:style-name="gr5" draw:text-style-name="P31" svg:width="0.1571in" svg:height="0.3157in" svg:x="4.5063in" svg:y="0.263in"><text:p text:style-name="P30"><text:span text:style-name="T18">m</text:span></text:p></draw:rect><draw:rect draw:style-name="gr17" draw:text-style-name="P31" svg:width="0.1571in" svg:height="0.3157in" svg:x="3.6008in" svg:y="0.263in"><text:p/></draw:rect><draw:rect draw:style-name="gr17" draw:text-style-name="P31" svg:width="0.1579in" svg:height="0.3157in" svg:x="4.3484in" svg:y="0.263in"><text:p/></draw:rect><draw:rect draw:style-name="gr17" draw:text-style-name="P31" svg:width="0.1579in" svg:height="0.3157in" svg:x="4.1909in" svg:y="0.263in"><text:p/></draw:rect><draw:rect draw:style-name="gr17" draw:text-style-name="P31" svg:width="0.1579in" svg:height="0.3157in" svg:x="4.0335in" svg:y="0.263in"><text:p/></draw:rect><draw:rect draw:style-name="gr5" draw:text-style-name="P31" svg:width="0.1571in" svg:height="0.3157in" svg:x="5.1362in" svg:y="0.263in"><text:p text:style-name="P30"><text:span text:style-name="T18">m</text:span></text:p></draw:rect><draw:rect draw:style-name="gr5" draw:text-style-name="P31" svg:width="0.1579in" svg:height="0.3157in" svg:x="4.9783in" svg:y="0.263in"><text:p text:style-name="P30"><text:span text:style-name="T18">m</text:span></text:p></draw:rect><draw:rect draw:style-name="gr5" draw:text-style-name="P31" xml:id="id9" draw:id="id9" svg:width="0.1579in" svg:height="0.3157in" svg:x="4.8209in" svg:y="0.263in"><text:p text:style-name="P30"><text:span text:style-name="T18">...</text:span></text:p></draw:rect><draw:rect draw:style-name="gr5" draw:text-style-name="P31" svg:width="0.1579in" svg:height="0.3157in" svg:x="4.663in" svg:y="0.263in"><text:p text:style-name="P30"><text:span text:style-name="T18">m</text:span></text:p></draw:rect><draw:rect draw:style-name="gr5" draw:text-style-name="P31" svg:width="0.276in" svg:height="0.3157in" svg:x="3.7575in" svg:y="0.263in"><text:p text:style-name="P30"><text:span text:style-name="T18">...</text:span></text:p></draw:rect><draw:rect draw:style-name="gr5" draw:text-style-name="P31" svg:width="0.1579in" svg:height="0.3157in" svg:x="3.5591in" svg:y="0.8122in"><text:p text:style-name="P30"><text:span text:style-name="T18">x</text:span></text:p></draw:rect><draw:rect draw:style-name="gr5" draw:text-style-name="P31" svg:width="0.1579in" svg:height="0.3157in" svg:x="2.6535in" svg:y="0.8122in"><text:p text:style-name="P30"><text:span text:style-name="T18">x</text:span></text:p></draw:rect><draw:rect draw:style-name="gr5" draw:text-style-name="P31" svg:width="0.1579in" svg:height="0.3157in" svg:x="3.4012in" svg:y="0.8122in"><text:p text:style-name="P30"><text:span text:style-name="T18">x</text:span></text:p></draw:rect><draw:rect draw:style-name="gr5" draw:text-style-name="P31" svg:width="0.1571in" svg:height="0.3157in" svg:x="3.2445in" svg:y="0.8122in"><text:p text:style-name="P30"><text:span text:style-name="T18">x</text:span></text:p></draw:rect><draw:rect draw:style-name="gr5" draw:text-style-name="P31" svg:width="0.1579in" svg:height="0.3157in" svg:x="3.0866in" svg:y="0.8122in"><text:p text:style-name="P30"><text:span text:style-name="T18">x</text:span></text:p></draw:rect><draw:rect draw:style-name="gr5" draw:text-style-name="P31" svg:width="0.1579in" svg:height="0.3157in" svg:x="4.189in" svg:y="0.8122in"><text:p text:style-name="P30"><text:span text:style-name="T18">x</text:span></text:p></draw:rect><draw:rect draw:style-name="gr5" draw:text-style-name="P31" svg:width="0.1579in" svg:height="0.3157in" svg:x="4.0311in" svg:y="0.8122in"><text:p text:style-name="P30"><text:span text:style-name="T18">x</text:span></text:p></draw:rect><draw:rect draw:style-name="gr5" draw:text-style-name="P31" svg:width="0.1571in" svg:height="0.3157in" svg:x="3.8744in" svg:y="0.8122in"><text:p text:style-name="P30"><text:span text:style-name="T18">...</text:span></text:p></draw:rect><draw:rect draw:style-name="gr5" draw:text-style-name="P31" svg:width="0.1579in" svg:height="0.3157in" svg:x="3.7165in" svg:y="0.8122in"><text:p text:style-name="P30"><text:span text:style-name="T18">x</text:span></text:p></draw:rect><draw:rect draw:style-name="gr5" draw:text-style-name="P31" svg:width="0.276in" svg:height="0.3157in" svg:x="2.811in" svg:y="0.8122in"><text:p text:style-name="P30"><text:span text:style-name="T18">...</text:span></text:p></draw:rect><draw:rect draw:style-name="gr5" draw:text-style-name="P31" svg:width="0.1579in" svg:height="0.3157in" svg:x="3.5591in" svg:y="0.8122in"><text:p text:style-name="P30"><text:span text:style-name="T18">m</text:span></text:p></draw:rect><draw:rect draw:style-name="gr5" draw:text-style-name="P31" svg:width="0.1579in" svg:height="0.3157in" svg:x="2.6535in" svg:y="0.8122in"><text:p text:style-name="P30"><text:span text:style-name="T18">x</text:span></text:p></draw:rect><draw:rect draw:style-name="gr5" draw:text-style-name="P31" svg:width="0.1579in" svg:height="0.3157in" svg:x="3.4012in" svg:y="0.8122in"><text:p text:style-name="P30"><text:span text:style-name="T18">x</text:span></text:p></draw:rect><draw:rect draw:style-name="gr5" draw:text-style-name="P31" svg:width="0.1571in" svg:height="0.3157in" svg:x="3.2445in" svg:y="0.8122in"><text:p text:style-name="P30"><text:span text:style-name="T18">x</text:span></text:p></draw:rect><draw:rect draw:style-name="gr5" draw:text-style-name="P31" xml:id="id8" draw:id="id8" svg:width="0.1579in" svg:height="0.3157in" svg:x="3.0866in" svg:y="0.8122in"><text:p text:style-name="P30"><text:span text:style-name="T18">x</text:span></text:p></draw:rect><draw:rect draw:style-name="gr5" draw:text-style-name="P31" svg:width="0.1579in" svg:height="0.3157in" svg:x="4.189in" svg:y="0.8122in"><text:p text:style-name="P30"><text:span text:style-name="T18">m</text:span></text:p></draw:rect><draw:rect draw:style-name="gr5" draw:text-style-name="P31" svg:width="0.1579in" svg:height="0.3157in" svg:x="4.0311in" svg:y="0.8122in"><text:p text:style-name="P30"><text:span text:style-name="T18">m</text:span></text:p></draw:rect><draw:rect draw:style-name="gr5" draw:text-style-name="P31" xml:id="id10" draw:id="id10" svg:width="0.1571in" svg:height="0.3157in" svg:x="3.8744in" svg:y="0.8122in"><text:p text:style-name="P30"><text:span text:style-name="T18">...</text:span></text:p></draw:rect><draw:rect draw:style-name="gr5" draw:text-style-name="P31" svg:width="0.1579in" svg:height="0.3157in" svg:x="3.7165in" svg:y="0.8122in"><text:p text:style-name="P30"><text:span text:style-name="T18">m</text:span></text:p></draw:rect><draw:rect draw:style-name="gr5" draw:text-style-name="P31" svg:width="0.276in" svg:height="0.3157in" svg:x="2.811in" svg:y="0.8122in"><text:p text:style-name="P30"><text:span text:style-name="T18">...</text:span></text:p></draw:rect><draw:frame draw:style-name="gr16" draw:text-style-name="P34" svg:width="0.5516in" svg:height="0.2594in" svg:x="1.6319in" svg:y="0.0665in"><draw:text-box><text:p text:style-name="P33"><text:span text:style-name="T19">Base</text:span></text:p></draw:text-box></draw:frame><draw:frame draw:style-name="gr11" draw:text-style-name="P34" svg:width="0.5516in" svg:height="0.2594in" svg:x="3.5217in" svg:y="0.0665in"><draw:text-box><text:p text:style-name="P33"><text:span text:style-name="T19">Mask</text:span></text:p></draw:text-box></draw:frame><draw:connector draw:style-name="gr10" draw:text-style-name="P32" draw:type="line" svg:x1="2.3799in" svg:y1="0.5783in" svg:x2="3.1654in" svg:y2="0.8126in" draw:start-shape="id7" draw:end-shape="id8" draw:end-glue-point="0" svg:d="m6045 1469 1995 595"><text:p/></draw:connector><draw:connector draw:style-name="gr10" draw:text-style-name="P32" draw:type="line" svg:x1="4.8992in" svg:y1="0.5783in" svg:x2="3.9528in" svg:y2="0.8126in" draw:start-shape="id9" draw:start-glue-point="2" draw:end-shape="id10" draw:end-glue-point="0" svg:d="m12444 1469-2404 595"><text:p/></draw:connector><draw:frame draw:style-name="gr16" draw:text-style-name="P35" svg:width="1.2598in" svg:height="0.2913in" svg:x="2.9709in" svg:y="1.4055in"><draw:text-box><text:p text:style-name="P33"><text:span text:style-name="T18">Range Mask</text:span></text:p></draw:text-box></draw:frame></draw:g><text:change-end text:change-id="ct523324512"/><text:change-start text:change-id="ct384834320"/><text:soft-page-break/></text:p>
      <text:p text:style-name="Standard"><draw:g text:anchor-type="paragraph" draw:z-index="11" draw:style-name="gr3"><draw:g draw:style-name="gr4"><draw:rect draw:style-name="gr5" draw:text-style-name="P31" svg:width="0.1579in" svg:height="0.3043in" svg:x="2.9701in" svg:y="0.4831in"><text:p text:style-name="P30"><text:span text:style-name="T18">m</text:span></text:p></draw:rect><draw:rect draw:style-name="gr5" draw:text-style-name="P31" svg:width="0.1579in" svg:height="0.3043in" svg:x="2.0646in" svg:y="0.4831in"><text:p text:style-name="P30"><text:span text:style-name="T18">x</text:span></text:p></draw:rect><draw:rect draw:style-name="gr5" draw:text-style-name="P31" xml:id="id2" draw:id="id2" svg:width="0.1579in" svg:height="0.3043in" svg:x="2.8126in" svg:y="0.4831in"><text:p text:style-name="P30"><text:span text:style-name="T18">x</text:span></text:p></draw:rect><draw:rect draw:style-name="gr5" draw:text-style-name="P31" svg:width="0.1579in" svg:height="0.3043in" svg:x="2.6547in" svg:y="0.4831in"><text:p text:style-name="P30"><text:span text:style-name="T18">x</text:span></text:p></draw:rect><draw:rect draw:style-name="gr5" draw:text-style-name="P31" svg:width="0.1571in" svg:height="0.3043in" svg:x="2.498in" svg:y="0.4831in"><text:p text:style-name="P30"><text:span text:style-name="T18">x</text:span></text:p></draw:rect><draw:rect draw:style-name="gr5" draw:text-style-name="P31" svg:width="0.1579in" svg:height="0.3043in" svg:x="3.6in" svg:y="0.4831in"><text:p text:style-name="P30"><text:span text:style-name="T18">m</text:span></text:p></draw:rect><draw:rect draw:style-name="gr5" draw:text-style-name="P31" svg:width="0.1579in" svg:height="0.3043in" svg:x="3.4425in" svg:y="0.4831in"><text:p text:style-name="P30"><text:span text:style-name="T18">m</text:span></text:p></draw:rect><draw:rect draw:style-name="gr5" draw:text-style-name="P31" svg:width="0.1579in" svg:height="0.3043in" svg:x="3.2846in" svg:y="0.4831in"><text:p text:style-name="P30"><text:span text:style-name="T18">...</text:span></text:p></draw:rect><draw:rect draw:style-name="gr5" draw:text-style-name="P31" svg:width="0.1571in" svg:height="0.3043in" svg:x="3.128in" svg:y="0.4831in"><text:p text:style-name="P30"><text:span text:style-name="T18">m</text:span></text:p></draw:rect><draw:rect draw:style-name="gr5" draw:text-style-name="P31" svg:width="0.276in" svg:height="0.3043in" svg:x="2.222in" svg:y="0.4831in"><text:p text:style-name="P30"><text:span text:style-name="T18">...</text:span></text:p></draw:rect><draw:custom-shape draw:style-name="gr6" draw:text-style-name="P32"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4" svg:width="1.024in" svg:height="0.2594in" svg:x="2.261in" svg:y="0.122in"><draw:text-box><text:p text:style-name="P33"><text:span text:style-name="T19">Base</text:span></text:p></draw:text-box></draw:frame><draw:frame draw:style-name="gr8" draw:text-style-name="P34" svg:width="1.024in" svg:height="0.2594in" svg:x="3.128in" svg:y="0.1409in"><draw:text-box><text:p text:style-name="P33"><text:span text:style-name="T19">Mask</text:span></text:p></draw:text-box></draw:frame><draw:frame draw:style-name="gr9" draw:text-style-name="P34" xml:id="id1" draw:id="id1" svg:width="1.7323in" svg:height="0.4189in" svg:x="3.128in" svg:y="0.8638in"><draw:text-box><text:p text:style-name="P33"><text:span text:style-name="T19">The sense of the mask bits depend on this bit. <text:s/></text:span></text:p></draw:text-box></draw:frame><draw:connector draw:style-name="gr10" draw:text-style-name="P32" draw:type="curve" svg:x1="3.128in" svg:y1="1.0728in" svg:x2="2.8909in" svg:y2="0.7874in" draw:start-shape="id1" draw:start-glue-point="3" draw:end-shape="id2" draw:end-glue-point="2" svg:d="m7945 2725c-403 0-602-241-602-725"><text:p/></draw:connector></draw:g><draw:g draw:style-name="gr4"><draw:rect draw:style-name="gr5" draw:text-style-name="P31" svg:width="0.1579in" svg:height="0.3043in" svg:x="2.9701in" svg:y="1.674in"><text:p text:style-name="P30"><text:span text:style-name="T18">1</text:span></text:p></draw:rect><draw:rect draw:style-name="gr5" draw:text-style-name="P31" svg:width="0.1579in" svg:height="0.3043in" svg:x="2.0646in" svg:y="1.674in"><text:p text:style-name="P30"><text:span text:style-name="T18">x</text:span></text:p></draw:rect><draw:rect draw:style-name="gr5" draw:text-style-name="P31" xml:id="id4" draw:id="id4" svg:width="0.1579in" svg:height="0.3043in" svg:x="2.8126in" svg:y="1.674in"><text:p text:style-name="P30"><text:span text:style-name="T18">0</text:span></text:p></draw:rect><draw:rect draw:style-name="gr5" draw:text-style-name="P31" svg:width="0.1579in" svg:height="0.3043in" svg:x="2.6547in" svg:y="1.674in"><text:p text:style-name="P30"><text:span text:style-name="T18">x</text:span></text:p></draw:rect><draw:rect draw:style-name="gr5" draw:text-style-name="P31" svg:width="0.1571in" svg:height="0.3043in" svg:x="2.498in" svg:y="1.674in"><text:p text:style-name="P30"><text:span text:style-name="T18">x</text:span></text:p></draw:rect><draw:rect draw:style-name="gr5" draw:text-style-name="P31" svg:width="0.1579in" svg:height="0.3043in" svg:x="3.6in" svg:y="1.674in"><text:p text:style-name="P30"><text:span text:style-name="T18">1</text:span></text:p></draw:rect><draw:rect draw:style-name="gr5" draw:text-style-name="P31" svg:width="0.1579in" svg:height="0.3043in" svg:x="3.4425in" svg:y="1.674in"><text:p text:style-name="P30"><text:span text:style-name="T18">1</text:span></text:p></draw:rect><draw:rect draw:style-name="gr5" draw:text-style-name="P31" svg:width="0.1579in" svg:height="0.3043in" svg:x="3.2846in" svg:y="1.674in"><text:p text:style-name="P30"><text:span text:style-name="T18">...</text:span></text:p></draw:rect><draw:rect draw:style-name="gr5" draw:text-style-name="P31" svg:width="0.1571in" svg:height="0.3043in" svg:x="3.128in" svg:y="1.674in"><text:p text:style-name="P30"><text:span text:style-name="T18">1</text:span></text:p></draw:rect><draw:rect draw:style-name="gr5" draw:text-style-name="P31" svg:width="0.276in" svg:height="0.3043in" svg:x="2.222in" svg:y="1.674in"><text:p text:style-name="P30"><text:span text:style-name="T18">...</text:span></text:p></draw:rect><draw:custom-shape draw:style-name="gr6" draw:text-style-name="P32"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4" svg:width="1.024in" svg:height="0.2594in" svg:x="2.261in" svg:y="1.313in"><draw:text-box><text:p text:style-name="P33"><text:span text:style-name="T19">Base</text:span></text:p></draw:text-box></draw:frame><draw:frame draw:style-name="gr11" draw:text-style-name="P34" svg:width="1.024in" svg:height="0.2594in" svg:x="3.128in" svg:y="1.3319in"><draw:text-box><text:p text:style-name="P33"><text:span text:style-name="T19">Mask</text:span></text:p></draw:text-box></draw:frame><draw:frame draw:style-name="gr12" draw:text-style-name="P34" xml:id="id3" draw:id="id3" svg:width="1.7323in" svg:height="0.5787in" svg:x="3.128in" svg:y="2.0547in"><draw:text-box><text:p text:style-name="P33"><text:span text:style-name="T19">If the lowest base bit is a 0, then mask bits are 1s. <text:s/></text:span></text:p></draw:text-box></draw:frame><draw:connector draw:style-name="gr10" draw:text-style-name="P32" draw:type="curve" svg:x1="3.128in" svg:y1="2.3437in" svg:x2="2.8909in" svg:y2="1.9783in" draw:start-shape="id3" draw:start-glue-point="3" draw:end-shape="id4" draw:end-glue-point="2" svg:d="m7945 5953c-403 0-602-309-602-928"><text:p/></draw:connector></draw:g><draw:g draw:style-name="gr4"><draw:rect draw:style-name="gr5" draw:text-style-name="P31" svg:width="0.1579in" svg:height="0.3043in" svg:x="2.9701in" svg:y="2.8646in"><text:p text:style-name="P30"><text:span text:style-name="T18">0</text:span></text:p></draw:rect><draw:rect draw:style-name="gr5" draw:text-style-name="P31" svg:width="0.1579in" svg:height="0.3043in" svg:x="2.0646in" svg:y="2.8646in"><text:p text:style-name="P30"><text:span text:style-name="T18">x</text:span></text:p></draw:rect><draw:rect draw:style-name="gr5" draw:text-style-name="P31" xml:id="id6" draw:id="id6" svg:width="0.1579in" svg:height="0.3043in" svg:x="2.8126in" svg:y="2.8646in"><text:p text:style-name="P30"><text:span text:style-name="T18">1</text:span></text:p></draw:rect><draw:rect draw:style-name="gr5" draw:text-style-name="P31" svg:width="0.1579in" svg:height="0.3043in" svg:x="2.6547in" svg:y="2.8646in"><text:p text:style-name="P30"><text:span text:style-name="T18">x</text:span></text:p></draw:rect><draw:rect draw:style-name="gr5" draw:text-style-name="P31" svg:width="0.1571in" svg:height="0.3043in" svg:x="2.498in" svg:y="2.8646in"><text:p text:style-name="P30"><text:span text:style-name="T18">x</text:span></text:p></draw:rect><draw:rect draw:style-name="gr5" draw:text-style-name="P31" svg:width="0.1579in" svg:height="0.3043in" svg:x="3.6in" svg:y="2.8646in"><text:p text:style-name="P30"><text:span text:style-name="T18">0</text:span></text:p></draw:rect><draw:rect draw:style-name="gr5" draw:text-style-name="P31" svg:width="0.1579in" svg:height="0.3043in" svg:x="3.4425in" svg:y="2.8646in"><text:p text:style-name="P30"><text:span text:style-name="T18">0</text:span></text:p></draw:rect><draw:rect draw:style-name="gr5" draw:text-style-name="P31" svg:width="0.1579in" svg:height="0.3043in" svg:x="3.2846in" svg:y="2.8646in"><text:p text:style-name="P30"><text:span text:style-name="T18">...</text:span></text:p></draw:rect><draw:rect draw:style-name="gr5" draw:text-style-name="P31" svg:width="0.1571in" svg:height="0.3043in" svg:x="3.128in" svg:y="2.8646in"><text:p text:style-name="P30"><text:span text:style-name="T18">0</text:span></text:p></draw:rect><draw:rect draw:style-name="gr5" draw:text-style-name="P31" svg:width="0.276in" svg:height="0.3043in" svg:x="2.222in" svg:y="2.8646in"><text:p text:style-name="P30"><text:span text:style-name="T18">...</text:span></text:p></draw:rect><draw:custom-shape draw:style-name="gr6" draw:text-style-name="P32"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4" svg:width="0.5913in" svg:height="0.2594in" svg:x="2.261in" svg:y="2.5031in"><draw:text-box><text:p text:style-name="P33"><text:span text:style-name="T19">Base</text:span></text:p></draw:text-box></draw:frame><draw:frame draw:style-name="gr14" draw:text-style-name="P34" svg:width="0.5906in" svg:height="0.2594in" svg:x="3.128in" svg:y="2.522in"><draw:text-box><text:p text:style-name="P33"><text:span text:style-name="T19">Mask</text:span></text:p></draw:text-box></draw:frame><draw:frame draw:style-name="gr15" draw:text-style-name="P34" xml:id="id5" draw:id="id5" svg:width="1.7323in" svg:height="0.5787in" svg:x="3.128in" svg:y="3.2449in"><draw:text-box><text:p text:style-name="P33"><text:span text:style-name="T19">If the lowest base bit is a 1, then mask bits are 0s. <text:s/></text:span></text:p></draw:text-box></draw:frame><draw:connector draw:style-name="gr10" draw:text-style-name="P32" draw:type="curve" svg:x1="3.128in" svg:y1="3.5335in" svg:x2="2.8909in" svg:y2="3.1685in" draw:start-shape="id5" draw:start-glue-point="3" draw:end-shape="id6" draw:end-glue-point="2" svg:d="m7945 8975c-403 0-602-308-602-927"><text:p/></draw:connector></draw:g></draw:g>Ran<text:change-end text:change-id="ct384834320"/><text:change-start text:change-id="ct384834496"/>ges can only be specified in powers of 2, ie they<text:change-end text:change-id="ct384834496"/><text:change-start text:change-id="ct385484864"/> can specify ranges of 2, 4, 8, <text:span text:style-name="T1">… .Therefore</text:span><text:change-end text:change-id="ct385484864"/><text:change-start text:change-id="ct385485200"/><text:span text:style-name="T1">, if a range of n is required, then the next larger power of two is used. <text:s/></text:span><text:change-end text:change-id="ct385485200"/><text:change-start text:change-id="ct523487536"/><text:span text:style-name="T1">Ranges should not be over specified, </text:span><text:change-end text:change-id="ct523487536"/><text:change-start text:change-id="ct508054464"/><text:span text:style-name="T1">so the standard requires that a range not extend past the next power of two by requiring that at least 50% of the EventIDs in the range be relevant. </text:span><text:change-end text:change-id="ct508054464"/><text:change text:change-id="ct127347040"/><text:change-start text:change-id="ct385103216"/><text:span text:style-name="T1"><text:s text:c="2"/></text:span></text:p>
      <text:p text:style-name="P1">Encoding a range is done by determining how many values are required, choosing the next higher power of two, choosing a base value<text:change-end text:change-id="ct385103216"/><text:change text:change-id="ct385159136"/><text:change-start text:change-id="ct385309296"/> and the mask, and <text:change-end text:change-id="ct385309296"/><text:change-start text:change-id="ct195108032"/>finally <text:change-end text:change-id="ct195108032"/><text:change-start text:change-id="ct484953840"/>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Standard"><text:span text:style-name="T1">Decoding a range involves i</text:span><text:change-end text:change-id="ct484953840"/><text:change text:change-id="ct504486912"/><text:change-start text:change-id="ct127005440"/><text:span text:style-name="T1">dentifying the mask as lowest contiguous bits of the </text:span><text:change-end text:change-id="ct127005440"/><text:change-start text:change-id="ct523488128"/><text:span text:style-name="T1">same value as the lowest bit. <text:s/>The base value is the remaining high order bits. <text:s/></text:span><text:change-end text:change-id="ct523488128"/><text:change-start text:change-id="ct523304000"/><text:span text:style-name="T1">For example, the combined form 0x987650 would yield a mask of 0x</text:span><text:change-end text:change-id="ct523304000"/><text:change-start text:change-id="ct523304448"/><text:span text:style-name="T1">00000F and a base of 0x98765, whereas 0x98764F would yield a mask of 0x00</text:span><text:change-end text:change-id="ct523304448"/><text:change-start text:change-id="ct523304928"/><text:span text:style-name="T1">000F (inverted) and a base of 0x987640. <text:s/></text:span><text:change-end text:change-id="ct523304928"/><text:change-start text:change-id="ct523281568"/><text:span text:style-name="T1"><office:annotation><dc:creator>David Harris</dc:creator><dc:date>2013-01-26T00:26:03</dc:date><text:p text:style-name="P27"><text:span text:style-name="T16">I rewrote this part. <text:s/>Is this clearer than the equivalent in italics? <text:s/>The table should stay, I think. <text:s/></text:span></text:p></office:annotation></text:span><text:change-end text:change-id="ct523281568"/></text:p>
      <text:p text:style-name="P10"><text:change-start text:change-id="ct523282096"/><text:soft-page-break/></text:p>
      <text:p text:style-name="P10"><text:change-end text:change-id="ct523282096"/>The range mask is implemented as a combined base value and mask, where the mask bits are the lowest n bits of the same value as <text:span text:style-name="T1">the</text:span> lowest bit. <text:s/>For example, the event-mask 0xABCD0000 would form the range 0xABCD0000-ABCDFFFF, since the lowest bit is a “0”and the mask bits extends to the first “1” bit, in this case the the <text:s/>low bit of <text:span text:style-name="T1">the</text:span> 'D' hex-digit. <text:s/>Similarly, the <text:span text:style-name="T1">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1">which</text:span> specifies 0xyyyyyyyC-0xyyyyyyyF. <text:s text:c="2"/>0X00000001 gives 0x00000000-0x00000001, and 0x00000002 gives 0x00000000-0x00000002, and 0x00000003 gives 0x00000000-0x00000003. <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Event-Mask</text:p>
          </table:table-cell>
          <table:table-cell table:style-name="Table2.A1" office:value-type="string">
            <text:p text:style-name="P15">Effective Mask</text:p>
          </table:table-cell>
          <table:table-cell table:style-name="Table2.A1" office:value-type="string">
            <text:p text:style-name="P15">Bits</text:p>
          </table:table-cell>
          <table:table-cell table:style-name="Table2.A1" office:value-type="string">
            <text:p text:style-name="P15">#</text:p>
          </table:table-cell>
          <table:table-cell table:style-name="Table2.E1" office:value-type="string">
            <text:p text:style-name="P15">Resulting Range</text:p>
          </table:table-cell>
        </table:table-row>
        <table:table-row table:style-name="Table2.1">
          <table:table-cell table:style-name="Table2.A2" office:value-type="string">
            <text:p text:style-name="P16">0x00000001</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0-0x00000001</text:p>
          </table:table-cell>
        </table:table-row>
        <table:table-row table:style-name="Table2.1">
          <table:table-cell table:style-name="Table2.A2" office:value-type="string">
            <text:p text:style-name="P16">0x00000002</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2-0x00000003</text:p>
          </table:table-cell>
        </table:table-row>
        <table:table-row table:style-name="Table2.1">
          <table:table-cell table:style-name="Table2.A2" office:value-type="string">
            <text:p text:style-name="P16">0x00000003</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0-0x00000003</text:p>
          </table:table-cell>
        </table:table-row>
        <table:table-row table:style-name="Table2.1">
          <table:table-cell table:style-name="Table2.A2" office:value-type="string">
            <text:p text:style-name="P16">0x00000004</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7</text:p>
          </table:table-cell>
        </table:table-row>
        <table:table-row table:style-name="Table2.1">
          <table:table-cell table:style-name="Table2.A2" office:value-type="string">
            <text:p text:style-name="P16">0x00000005</text:p>
          </table:table-cell>
          <table:table-cell table:style-name="Table2.A2" office:value-type="string">
            <text:p text:style-name="P16">0xFFFFFFFE</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5</text:p>
          </table:table-cell>
        </table:table-row>
        <table:table-row table:style-name="Table2.1">
          <table:table-cell table:style-name="Table2.A2" office:value-type="string">
            <text:p text:style-name="P16">0x00ABCDEF</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E0-0x00ABCDEF</text:p>
          </table:table-cell>
        </table:table-row>
        <table:table-row table:style-name="Table2.1">
          <table:table-cell table:style-name="Table2.A2" office:value-type="string">
            <text:p text:style-name="P16">0x00ABCDF0</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F0-0x00ABCDFF</text:p>
          </table:table-cell>
        </table:table-row>
        <table:table-row table:style-name="Table2.1">
          <table:table-cell table:style-name="Table2.A2" office:value-type="string">
            <text:p text:style-name="P16">0x00ABCDE0</text:p>
          </table:table-cell>
          <table:table-cell table:style-name="Table2.A2" office:value-type="string">
            <text:p text:style-name="P16">0xFFFFFFE0</text:p>
          </table:table-cell>
          <table:table-cell table:style-name="Table2.C2" office:value-type="float" office:value="5">
            <text:p text:style-name="P16">5</text:p>
          </table:table-cell>
          <table:table-cell table:style-name="Table2.C2" office:value-type="float" office:value="32">
            <text:p text:style-name="P16">32</text:p>
          </table:table-cell>
          <table:table-cell table:style-name="Table2.E2" office:value-type="string">
            <text:p text:style-name="P16">0x00ABCDE0-0x00ABCDFF</text:p>
          </table:table-cell>
        </table:table-row>
        <table:table-row table:style-name="Table2.1">
          <table:table-cell table:style-name="Table2.A2" office:value-type="string">
            <text:p text:style-name="P16">0x0000FFFF</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00000000-0x0000FFFF</text:p>
          </table:table-cell>
        </table:table-row>
        <table:table-row table:style-name="Table2.1">
          <table:table-cell table:style-name="Table2.A2" office:value-type="string">
            <text:p text:style-name="P16">0xABCD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ABCD0000-0xABCDFF</text:p>
            <text:p text:style-name="P16"><text:span text:style-name="T15">Example of fast clock.</text:span>FF</text:p>
          </table:table-cell>
        </table:table-row>
        <table:table-row table:style-name="Table2.1">
          <table:table-cell table:style-name="Table2.A2" office:value-type="string">
            <text:p text:style-name="P16">0xFFFF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FFFF0000-0xFFFFFFFF</text:p>
          </table:table-cell>
        </table:table-row>
      </table:table>
      <text:p text:style-name="P10"/>
      <text:p text:style-name="P11"/>
      <text:h text:style-name="Heading_20_3" text:outline-level="3">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ext:soft-page-break/>The “valid”, “invalid”, “unknown” subforms are used to attempt to recover the state of the overall system. <text:s/>In general, event transmission via PCER messages conveys state changes. If a node comes in during operation, it might <text:span text:style-name="T1">want</text:span> to determine the correct value of the distributed state. Producers can, but don't always, <text:span text:style-name="T1">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the</text:span> state. <text:s/>The lamp controller that consumes the “On” and “Off” probably <text:span text:style-name="T1">knows whether it is curr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1">in the range specified by the </text:span>included event-ID-with-mask. <text:s/>This is one of the messages that allows bridges to do automatic routing of event messages. <text:s text:c="4"/></text:p>
      <text:p text:style-name="P11">The 50% is to allow rounding up to the enclosing bit, but no further. <text:s/><office:annotation><dc:creator>Bob Jacobsen</dc:creator><dc:date>2013-01-23T07:36:11</dc:date><text:p text:style-name="P27"><text:span text:style-name="T16">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50% is to allow rounding up to the enclosing bit, but no further.</text:p>
      <text:p text:style-name="Standard">An example of a producer range would be a fast clock node that sends a range of events to indicate the time. Since <text:span text:style-name="T1">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text:soft-page-break/>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1">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886495259590073279" text:style-name="L2">
        <text:list-item>
          <text:p text:style-name="P19">When the node is first initialized, after <text:s/>the “Initialization Complete” message has been sent.</text:p>
        </text:list-item>
        <text:list-item>
          <text:p text:style-name="P19">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text:soft-page-break/>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1">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ext:soft-page-break/>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4365586209876081991" text:style-name="L3">
        <text:list-item>
          <text:p text:style-name="P20">Don't <text:s/>do long linear searches to match an incoming Event ID to internal structures.</text:p>
        </text:list-item>
        <text:list-item>
          <text:p text:style-name="P20">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change-start text:change-id="ct259108368"/>There's a whole range of ways that events could be handled. <text:s/>A consumer might always handle them in the order received, and with the inter-event time intervals as received, down to the microsecond. <text:s/>Or it might do them in-order on a time-available basis, and generally be able <text:soft-page-break/>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259108368"/><text:change-start text:change-id="ct403871440"/>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403871440"/><text:change-start text:change-id="ct259114272"/></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change-end text:change-id="ct259114272"/></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7"><text:span text:style-name="T16">DPH: <text:s text:c="2"/>[[reference needed] Right now, it's on the web at http://www.openlcb.org/trunk/specs/EventIdAllocations.pdf and </text:span><text:span text:style-name="T16"><text:a xlink:href="http://www.openlcb.org/trunk/specs/EventIdAllocations.ods">http://www.openlcb.org/trunk/specs/EventIdAllocations.ods</text:a></text:span><text:span text:style-name="T16">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24"><text:s/>1 Introduction<text:tab/>1</text:p>
          <text:p text:style-name="P24"><text:s/>2 Annotations to the Standard<text:tab/>1</text:p>
          <text:p text:style-name="P26"><text:s/>2.1 Introduction<text:tab/>1</text:p>
          <text:p text:style-name="P26"><text:s/>2.2 Intended Use<text:tab/>2</text:p>
          <text:p text:style-name="P26"><text:s/>2.3 References and Context<text:tab/>2</text:p>
          <text:p text:style-name="P26"><text:s/>2.4 Message Formats<text:tab/>2</text:p>
          <text:p text:style-name="P25"><text:s/>2.4.1 Producer/Consumer Event Report (PCER)<text:tab/>4</text:p>
          <text:p text:style-name="P25"><text:s/>2.4.2 Identify Consumer <text:tab/>4</text:p>
          <text:p text:style-name="P25"><text:s/>2.4.3 Consumer Identified <text:tab/>4</text:p>
          <text:p text:style-name="P25"><text:s/>2.4.4 Consumer Range Identified<text:tab/>5</text:p>
          <text:p text:style-name="P25"><text:s/>2.4.5 Identify Producer <text:tab/>5</text:p>
          <text:p text:style-name="P25"><text:s/>2.4.6 Producer Identified<text:tab/>5</text:p>
          <text:p text:style-name="P25"><text:s/>2.4.7 Producer Range Identified<text:tab/>5</text:p>
          <text:p text:style-name="P25"><text:s/>2.4.8 Identify Events<text:tab/>5</text:p>
          <text:p text:style-name="P26"><text:s/>2.5 States<text:tab/>6</text:p>
          <text:p text:style-name="P26"><text:s/>2.6 Interactions<text:tab/>6</text:p>
          <text:p text:style-name="P25"><text:s/>2.6.1 Event Transfer<text:tab/>6</text:p>
          <text:p text:style-name="P25"><text:s/>2.6.2 Event Enquiry<text:tab/>7</text:p>
          <text:p text:style-name="P25"><text:s/>2.6.3 Producer Enquiry<text:tab/>7</text:p>
          <text:p text:style-name="P25"><text:s/>2.6.4 Consumer Enquiry<text:tab/>7</text:p>
          <text:p text:style-name="P24"><text:s/>3 Background information <text:tab/>8</text:p>
          <text:p text:style-name="P26"><text:s/>3.1 Gateways<text:tab/>8</text:p>
          <text:p text:style-name="P26"><text:s/>3.2 Implementation hints<text:tab/>8</text:p>
          <text:p text:style-name="P26"><text:s/>3.3 Well known events<text:tab/>9</text:p>
          <text:p text:style-name="P26"><text:s/>3.4 History section<text:tab/>9</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6T11:07:34.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1:07:34.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6T11:07:34.99">1-26-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01</meta:editing-cycles>
    <meta:editing-duration>P3DT20H26M42S</meta:editing-duration>
    <meta:generator>OpenOffice.org/3.4.1$Unix OpenOffice.org_project/341m1$Build-9593</meta:generator>
    <dc:date>2013-01-26T11:07:35</dc:date>
    <meta:keyword>OpenLCB Event Transport</meta:keyword>
    <dc:creator>Bob Jacobsen</dc:creator>
    <meta:document-statistic meta:table-count="2" meta:image-count="1" meta:object-count="0" meta:page-count="11" meta:paragraph-count="210" meta:word-count="3903" meta:character-count="23695"/>
    <meta:user-defined meta:name="Info 1"/>
    <meta:user-defined meta:name="Info 2"/>
    <meta:user-defined meta:name="Info 3"/>
    <meta:user-defined meta:name="Info 4"/>
  </office:meta>
</office:document-meta>
</file>